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EB0000033AD6AEE10A998A5F65.tif" manifest:media-type="image/tiff"/>
  <manifest:file-entry manifest:full-path="Pictures/10000201000003EB0000033AF6036CCA258B00C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y="0cm" svg:width="8.491cm" svg:height="6.994cm" draw:z-index="0"><draw:image xlink:href="Pictures/10000201000003EB0000033AF6036CCA258B00C5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2" text:anchor-type="paragraph" svg:width="8.491cm" svg:height="6.994cm" draw:z-index="1"><draw:image xlink:href="Pictures/10000000000003EB0000033AD6AEE10A998A5F65.tif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9cm" fo:margin-right="2.01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17:09:01.005912629</meta:creation-date>
    <meta:print-date>2019-01-24T18:10:07.013352258</meta:print-date>
    <dc:date>2019-01-24T18:11:16.576557082</dc:date>
    <meta:editing-duration>PT52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